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B0000007D0DA79CABC688B9E67.jpg" manifest:media-type="image/jpeg"/>
  <manifest:file-entry manifest:full-path="Pictures/10000000000002000000020065BEFE37CCD98E2F.jpg" manifest:media-type="image/jpeg"/>
  <manifest:file-entry manifest:full-path="Pictures/10000000000006AC0000098C0917DE5E8CCE2D8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greyscale" draw:luminance="23%" draw:contrast="22%" draw:gamma="100%" draw:red="12%" draw:green="11%" draw:blue="12%" fo:clip="rect(40.195cm, 55.385cm, 5.896cm, 5.887cm)" draw:image-opacity="79%" style:mirror="none"/>
    </style:style>
    <style:style style:name="P1" style:family="paragraph">
      <loext:graphic-properties draw:fill="none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755cm" svg:height="29.699cm" svg:x="0.1cm" svg:y="0.001cm">
          <draw:image xlink:href="Pictures/10000000000006AC0000098C0917DE5E8CCE2D80.jpg" xlink:type="simple" xlink:show="embed" xlink:actuate="onLoad" loext:mime-type="image/jpeg">
            <text:p/>
          </draw:image>
        </draw:frame>
        <draw:frame draw:style-name="gr2" draw:text-style-name="P3" draw:layer="layout" svg:width="4.318cm" svg:height="0.889cm" svg:x="10.006cm" svg:y="4.756cm">
          <draw:text-box>
            <text:p text:style-name="P2"><text:span text:style-name="T1">645036047</text:span></text:p>
          </draw:text-box>
        </draw:frame>
        <draw:frame draw:style-name="gr2" draw:text-style-name="P3" draw:layer="layout" svg:width="4.318cm" svg:height="0.889cm" svg:x="5.815cm" svg:y="5.445cm">
          <draw:text-box>
            <text:p text:style-name="P2"><text:span text:style-name="T1">658680123</text:span></text:p>
          </draw:text-box>
        </draw:frame>
        <draw:line draw:style-name="gr3" draw:text-style-name="P4" draw:layer="layout" svg:x1="3.656cm" svg:y1="7.096cm" svg:x2="4.545cm" svg:y2="6.588cm">
          <text:p/>
        </draw:line>
        <draw:line draw:style-name="gr3" draw:text-style-name="P4" draw:layer="layout" svg:x1="3.402cm" svg:y1="8.747cm" svg:x2="4.291cm" svg:y2="8.239cm">
          <text:p/>
        </draw:line>
        <draw:line draw:style-name="gr3" draw:text-style-name="P4" draw:layer="layout" svg:x1="3.402cm" svg:y1="9.255cm" svg:x2="4.291cm" svg:y2="8.747cm">
          <text:p/>
        </draw:line>
        <draw:line draw:style-name="gr3" draw:text-style-name="P4" draw:layer="layout" svg:x1="3.275cm" svg:y1="11.16cm" svg:x2="4.164cm" svg:y2="10.652cm">
          <text:p/>
        </draw:line>
        <draw:frame draw:style-name="gr4" draw:text-style-name="P5" draw:layer="layout" svg:width="3.682cm" svg:height="1.018cm" svg:x="2.513cm" svg:y="24.368cm">
          <draw:image xlink:href="Pictures/1000000000000CB0000007D0DA79CABC688B9E6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.1cm" fo:margin-right="0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1-01-27T18:04:37.631893329</dc:date>
    <meta:editing-duration>PT59S</meta:editing-duration>
    <meta:editing-cycles>1</meta:editing-cycles>
    <meta:document-statistic meta:object-count="8"/>
    <meta:generator>LibreOffice/6.3.6.2$Linux_X86_64 LibreOffice_project/30$Build-2</meta:generator>
  </office:meta>
</office:document-meta>
</file>